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9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The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telblatt (IHK Abschlusspruefung etc.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liederung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jektauftrag (Projektbeschreibung, Apps, Hotelzimmer reservieren, entwickeln Proxy etc.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hematische Darstellung (Grafik , Cloud, Apps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st – Analyse (Mischkas Konzept, Bilder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l Konzept (Webservice versorgt Apps ,JSON,open Source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nalyse Entitaeten und Beziehungen (Hotel, Zimmerkategorie, Zusatzprodukt, Preis, Verfuegbarkeit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nalyse Dialog (Dialogschritte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wurf Klassendiagramm (UML Grafik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wurf Sequenzdiagramm (UML Grafik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alisierung (Models, Controller (Endpoints) ,Fixtur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M (JSON-Schema , externer Codereview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infuehrung (Versionsverwaltung, Externer Server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l – Ist -Vergleich (Zeiten , Modelle weniger Zeit , Testdaten in Antrag nicht berücksichtigt 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azit 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bschlu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2:08:18.7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2:01:57.155000000</meta:creation-date>
    <dc:date>2016-07-07T04:30:56.558000000</dc:date>
    <meta:editing-duration>PT1H57M56S</meta:editing-duration>
    <meta:editing-cycles>23</meta:editing-cycles>
    <meta:generator>LibreOffice/5.1.4.2$Windows_X86_64 LibreOffice_project/f99d75f39f1c57ebdd7ffc5f42867c12031db97a</meta:generator>
    <meta:document-statistic meta:table-count="1" meta:cell-count="34" meta:object-count="0"/>
  </office:meta>
</office:document-meta>
</file>